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.377cm" fo:margin-bottom="0.247cm" loext:contextual-spacing="false"/>
    </style:style>
    <style:style style:name="P2" style:family="paragraph" style:parent-style-name="Text_20_body" style:list-style-name="L1">
      <style:paragraph-properties fo:margin-top="0.377cm" fo:margin-bottom="0.247cm" loext:contextual-spacing="false"/>
    </style:style>
    <style:style style:name="T1" style:family="text">
      <style:text-properties officeooo:rsid="00024dc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ease send me your texts for the following tasks:</text:p>
      <text:list xml:id="list3363191835" text:style-name="L1">
        <text:list-item>
          <text:p text:style-name="P2">task 4 from Gender Roles (part II) &gt; Martin's stream of thoughts</text:p>
        </text:list-item>
        <text:list-item>
          <text:p text:style-name="P2">task 2 from Gender Roles (part III) &gt; analysis of tone + means</text:p>
        </text:list-item>
      </text:list>
      <text:p text:style-name="P1"><text:span text:style-name="T1">f</text:span>to my school mail address: j.seifert@gauss-gymnasium.de </text:p>
      <text:p text:style-name="P1">Deadline: Friday, Jan. 29, 14.15 p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1-29T04:31:34.372000000</dc:date>
    <meta:editing-duration>PT1H17M24S</meta:editing-duration>
    <meta:editing-cycles>2</meta:editing-cycles>
    <meta:document-statistic meta:table-count="0" meta:image-count="0" meta:object-count="0" meta:page-count="1" meta:paragraph-count="5" meta:word-count="48" meta:character-count="270" meta:non-whitespace-character-count="228"/>
  </office:meta>
</office:document-meta>
</file>